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8pt" fo:language="it" fo:country="IT" fo:font-weight="bold" officeooo:rsid="0006c6c4" officeooo:paragraph-rsid="0006c6c4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 fo:font-size="14pt" fo:language="it" fo:country="IT" officeooo:rsid="000ea412" officeooo:paragraph-rsid="000ea412" style:font-size-asian="14pt" style:font-size-complex="14pt"/>
    </style:style>
    <style:style style:name="P3" style:family="paragraph" style:parent-style-name="Standard">
      <style:text-properties style:font-name="Calibri" fo:font-size="14pt" fo:language="it" fo:country="IT" officeooo:rsid="00138a70" officeooo:paragraph-rsid="00138a70" style:font-size-asian="14pt" style:font-size-complex="14pt"/>
    </style:style>
    <style:style style:name="P4" style:family="paragraph" style:parent-style-name="Standard">
      <style:text-properties style:font-name="Calibri" fo:font-size="14pt" fo:language="it" fo:country="IT" officeooo:rsid="0006dab4" officeooo:paragraph-rsid="0006dab4" style:font-size-asian="14pt" style:font-size-complex="14pt"/>
    </style:style>
    <style:style style:name="P5" style:family="paragraph" style:parent-style-name="Standard">
      <style:text-properties style:font-name="Calibri" fo:font-size="14pt" fo:language="it" fo:country="IT" style:text-underline-style="long-dash" style:text-underline-width="auto" style:text-underline-color="font-color" officeooo:rsid="0006dab4" officeooo:paragraph-rsid="0006dab4" fo:background-color="#ffff00" style:font-size-asian="14pt" style:font-size-complex="14pt"/>
    </style:style>
    <style:style style:name="T1" style:family="text">
      <style:text-properties officeooo:rsid="00138a7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long-dash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LOGICO</text:p>
      <text:p text:style-name="P1"/>
      <text:p text:style-name="P2">Tip<text:span text:style-name="T1">iMultimediale</text:span>(<text:span text:style-name="T2">ID</text:span>, Nome)</text:p>
      <text:p text:style-name="P3">Centro(<text:span text:style-name="T2">ID</text:span>, Nome)</text:p>
      <text:p text:style-name="P3">Categorie(<text:span text:style-name="T2">ID</text:span>, Nome, <text:span text:style-name="T3">Tipologia</text:span>)</text:p>
      <text:p text:style-name="P3">Utenti(<text:span text:style-name="T2">ID</text:span>, Nome, Cognome, Data, Username, Password)</text:p>
      <text:p text:style-name="P3">Risorse(<text:span text:style-name="T2">ID</text:span>, Nome, Utilizzabile, <text:span text:style-name="T3">Categoria</text:span><text:span text:style-name="T4">, </text:span><text:span text:style-name="T3">Centro</text:span>)</text:p>
      <text:p text:style-name="P3">Prestiti(<text:span text:style-name="T2">ID</text:span>, DataInizio, DataFine, <text:span text:style-name="T3">Utente</text:span>, <text:span text:style-name="T3">Risorsa</text:span>)</text:p>
      <text:p text:style-name="P4"/>
      <text:p text:style-name="P4">NOTA:<text:line-break/><text:span text:style-name="T5">PRIMARY KEY</text:span></text:p>
      <text:p text:style-name="P5">FOREIGN KE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9:50:05.614949927</meta:creation-date>
    <dc:date>2025-06-11T17:20:22.381507181</dc:date>
    <meta:editing-duration>PT1H25M52S</meta:editing-duration>
    <meta:editing-cycles>4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9" meta:word-count="30" meta:character-count="267" meta:non-whitespace-character-count="246"/>
  </office:meta>
</office:document-meta>
</file>